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09C4AB46F9BDC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f13" officeooo:paragraph-rsid="001e7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text:line-break/><text:line-break/>Hello<text:line-break/><text:line-break/><text:line-break/>HELLO<text:line-break/><text:line-break/><text:line-break/><draw:frame draw:style-name="fr1" draw:name="Image1" text:anchor-type="char" svg:x="-0.1146in" svg:y="1.552in" svg:width="6.9252in" svg:height="3.8953in" draw:z-index="0"><draw:image xlink:href="Pictures/100002010000078000000438109C4AB46F9BDC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7T16:57:19.166229186</meta:creation-date>
    <dc:date>2023-12-27T16:58:07.175972270</dc:date>
    <meta:editing-duration>PT48S</meta:editing-duration>
    <meta:editing-cycles>1</meta:editing-cycles>
    <meta:document-statistic meta:table-count="0" meta:image-count="1" meta:object-count="0" meta:page-count="1" meta:paragraph-count="1" meta:word-count="3" meta:character-count="23" meta:non-whitespace-character-count="15"/>
    <meta:generator>LibreOffice/6.4.7.2$Linux_X86_64 LibreOffice_project/40$Build-2</meta:generator>
  </office:meta>
</office:document-meta>
</file>